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宋体1"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标准"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line-height="120%"/>
      <style:text-properties style:font-name="Droid Sans Fallback" fo:font-size="10.5pt" style:font-name-asian="宋体1" style:font-size-asian="10.5pt" style:font-size-complex="10.5pt"/>
    </style:style>
    <style:style style:name="P2" style:family="paragraph" style:parent-style-name="Text_20_body">
      <style:paragraph-properties fo:margin-left="0cm" fo:margin-right="0cm" fo:line-height="120%" fo:text-indent="0.743cm" style:auto-text-indent="false"/>
      <style:text-properties style:font-name="Droid Sans Fallback" fo:font-size="10.5pt" style:font-name-asian="宋体1" style:font-size-asian="10.5pt" style:font-size-complex="10.5pt"/>
    </style:style>
    <style:style style:name="P3" style:family="paragraph" style:parent-style-name="Text_20_body">
      <style:paragraph-properties fo:line-height="120%"/>
      <style:text-properties style:font-name="Droid Sans Fallback" fo:font-size="10.5pt" style:font-name-asian="宋体1" style:font-size-asian="10.5pt" style:font-size-complex="10.5pt"/>
    </style:style>
    <style:style style:name="P4" style:family="paragraph" style:parent-style-name="Text_20_body">
      <style:paragraph-properties fo:margin-left="0cm" fo:margin-right="0cm" fo:line-height="120%" fo:text-indent="0.743cm" style:auto-text-indent="false"/>
      <style:text-properties style:font-name="Droid Sans Fallback" fo:font-size="10.5pt" style:font-name-asian="宋体1"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职业规划</text:p>
      <text:p text:style-name="P1">一、自我认识与性格分析</text:p>
      <text:p text:style-name="P1">1个人简介及职业生涯报告</text:p>
      <text:p text:style-name="P1">1.1个人情况介绍</text:p>
      <text:p text:style-name="P2">在2006年初，我参加并顺利通过了北京大学自主招生及保送生资格考试的笔试和面试，并凭借生物和化学两门学科竞赛一等奖荣幸地获得了北京大学报送资格，被北京大学地球与空间科学学院录取。</text:p>
      <text:p text:style-name="P2">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2">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p text:style-name="P1">1.2基于测试的个人分析</text:p>
      <text:p text:style-name="P2">认识自己最好的方法就是站在别人的角度去观察自己，即所谓“旁观者清”。为了使得</text:p>
      <text:p text:style-name="P1">1.1.3自我深入分析</text:p>
      <text:p text:style-name="P1">1.2现有能力及经验</text:p>
      <text:p text:style-name="P1">1.2.1现有能力分析</text:p>
      <text:p text:style-name="P1">1.2.2现有经验分析</text:p>
      <text:p text:style-name="P1">1.3小结</text:p>
      <text:p text:style-name="P1"/>
      <text:p text:style-name="P1">2职业认识</text:p>
      <text:p text:style-name="P1">2.1客观环境分析</text:p>
      <text:p text:style-name="P1">2.2行业分析</text:p>
      <text:p text:style-name="P1">2.2.1行业基本情况介绍</text:p>
      <text:p text:style-name="P1">2.2.2行业现状及发展前景</text:p>
      <text:p text:style-name="P1">2.3就业分析</text:p>
      <text:p text:style-name="P1">2.3.1人才需求情况</text:p>
      <text:p text:style-name="P1">2.3.2胜任力标准</text:p>
      <text:p text:style-name="P1"><text:soft-page-break/>2.4职业分析</text:p>
      <text:p text:style-name="P1">2.4.1薪酬待遇</text:p>
      <text:p text:style-name="P1">2.4.2工作环境与文化氛围</text:p>
      <text:p text:style-name="P1">2.4.3职业晋升和发展</text:p>
      <text:p text:style-name="P1">2.5小结 </text:p>
      <text:p text:style-name="P1"/>
      <text:p text:style-name="P1">3职业生涯规划设计</text:p>
      <text:p text:style-name="P1">3.1目标路径设计</text:p>
      <text:p text:style-name="P1">3.2制定行动计划</text:p>
      <text:p text:style-name="P1">3.3决策质量评估</text:p>
      <text:p text:style-name="P1">3.4备选方案</text:p>
      <text:p text:style-name="P1">3.5小结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宋体1"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标准" style:font-family-generic="swiss"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宋体"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宋体"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7-31T02:43:52</dc:date>
    <meta:editing-duration>PT01H25M30S</meta:editing-duration>
    <meta:editing-cycles>75</meta:editing-cycles>
    <meta:document-statistic meta:table-count="0" meta:image-count="0" meta:object-count="0" meta:page-count="2" meta:paragraph-count="33" meta:word-count="333" meta:character-count="702"/>
  </office:meta>
</office:document-meta>
</file>